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alibri" svg:font-family="Calibri" style:font-family-generic="roman"/>
    <style:font-face style:name="Calibri-Bold" svg:font-family="Calibri-Bold" style:font-family-generic="roman"/>
    <style:font-face style:name="Calibri-BoldItalic" svg:font-family="Calibri-BoldItalic" style:font-family-generic="roman"/>
    <style:font-face style:name="Calibri-Italic" svg:font-family="Calibri-Italic" style:font-family-generic="roman"/>
    <style:font-face style:name="Mangal" svg:font-family="Mangal" style:font-family-generic="roman"/>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text-properties officeooo:paragraph-rsid="000cfc90"/>
    </style:style>
    <style:style style:name="P2" style:family="paragraph" style:parent-style-name="Default">
      <style:text-properties officeooo:rsid="000cfc90" officeooo:paragraph-rsid="000cfc90"/>
    </style:style>
    <style:style style:name="P3" style:family="paragraph" style:parent-style-name="Default">
      <style:paragraph-properties fo:line-height="200%"/>
      <style:text-properties style:font-name="Calibri1" fo:font-size="10pt" style:font-size-asian="10pt" style:font-size-complex="10pt"/>
    </style:style>
    <style:style style:name="P4" style:family="paragraph" style:parent-style-name="Default">
      <style:text-properties fo:font-size="14pt" fo:font-weight="bold" officeooo:rsid="000ebf7d" officeooo:paragraph-rsid="000ebf7d" style:font-size-asian="14pt" style:font-weight-asian="bold" style:font-size-complex="14pt" style:font-weight-complex="bold"/>
    </style:style>
    <style:style style:name="P5" style:family="paragraph" style:parent-style-name="Default">
      <style:paragraph-properties fo:break-before="page"/>
    </style:style>
    <style:style style:name="P6" style:family="paragraph" style:parent-style-name="Default">
      <style:paragraph-properties fo:break-before="page"/>
      <style:text-properties officeooo:rsid="000cfc90" officeooo:paragraph-rsid="000cfc90"/>
    </style:style>
    <style:style style:name="P7" style:family="paragraph" style:parent-style-name="Default">
      <style:paragraph-properties fo:break-before="page"/>
      <style:text-properties officeooo:paragraph-rsid="0012ab09"/>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rsid="000cfc90"/>
    </style:style>
    <style:style style:name="P1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text-properties style:font-name="Calibri1" officeooo:rsid="000cfc90" officeooo:paragraph-rsid="000cfc90"/>
    </style:style>
    <style:style style:name="P12" style:family="paragraph" style:parent-style-name="Standard">
      <style:paragraph-properties fo:text-align="start" style:justify-single-word="false"/>
      <style:text-properties style:font-name="Calibri1" fo:font-style="normal" style:font-style-asian="normal" style:font-style-complex="normal"/>
    </style:style>
    <style:style style:name="P13" style:family="paragraph" style:parent-style-name="Standard">
      <style:paragraph-properties fo:text-align="start" style:justify-single-word="false"/>
      <style:text-properties style:font-name="Calibri1"/>
    </style:style>
    <style:style style:name="P14" style:family="paragraph" style:parent-style-name="Standard">
      <style:paragraph-properties fo:text-align="start" style:justify-single-word="false"/>
      <style:text-properties style:font-name="Calibri1" fo:font-style="italic" style:font-style-asian="italic" style:font-style-complex="italic"/>
    </style:style>
    <style:style style:name="P15" style:family="paragraph" style:parent-style-name="Standard">
      <style:text-properties style:font-name="Calibri1" officeooo:rsid="000ebf7d" officeooo:paragraph-rsid="000ebf7d"/>
    </style:style>
    <style:style style:name="P16" style:family="paragraph" style:parent-style-name="Standard">
      <style:paragraph-properties fo:line-height="200%" fo:text-align="start" style:justify-single-word="false"/>
      <style:text-properties style:font-name="Calibri1" fo:font-size="10pt" fo:font-weight="normal" style:font-size-asian="10pt" style:font-weight-asian="normal" style:font-size-complex="10pt" style:font-weight-complex="normal"/>
    </style:style>
    <style:style style:name="P17" style:family="paragraph" style:parent-style-name="Standard">
      <style:paragraph-properties fo:line-height="200%" fo:text-align="start" style:justify-single-word="false"/>
      <style:text-properties style:font-name="Calibri1" fo:font-size="10pt" style:font-size-asian="10pt" style:font-size-complex="10pt"/>
    </style:style>
    <style:style style:name="P18" style:family="paragraph" style:parent-style-name="Standard">
      <style:paragraph-properties fo:line-height="200%" fo:text-align="start" style:justify-single-word="false"/>
      <style:text-properties fo:font-weight="normal" style:font-weight-asian="normal" style:font-weight-complex="normal"/>
    </style:style>
    <style:style style:name="P19" style:family="paragraph" style:parent-style-name="Standard">
      <style:paragraph-properties fo:line-height="200%" fo:text-align="start" style:justify-single-word="false"/>
    </style:style>
    <style:style style:name="P20" style:family="paragraph" style:parent-style-name="Standard">
      <style:text-properties fo:font-size="14pt" fo:font-weight="bold" officeooo:rsid="000ebf7d" officeooo:paragraph-rsid="000ebf7d" style:font-size-asian="14pt" style:font-weight-asian="bold" style:font-size-complex="14pt" style:font-weight-complex="bold"/>
    </style:style>
    <style:style style:name="P21" style:family="paragraph" style:parent-style-name="Standard">
      <style:text-properties fo:font-size="14pt" fo:font-weight="bold" officeooo:rsid="000ebf7d" officeooo:paragraph-rsid="0012ab09" style:font-size-asian="14pt" style:font-weight-asian="bold" style:font-size-complex="14pt" style:font-weight-complex="bold"/>
    </style:style>
    <style:style style:name="P22" style:family="paragraph" style:parent-style-name="Standard" style:master-page-name="Standard">
      <style:paragraph-properties style:page-number="auto" fo:break-before="page"/>
      <style:text-properties fo:font-size="18pt" fo:font-weight="bold" officeooo:rsid="000ebf7d" officeooo:paragraph-rsid="0012ab09" style:font-size-asian="18pt" style:font-weight-asian="bold" style:font-size-complex="18pt" style:font-weight-complex="bold"/>
    </style:style>
    <style:style style:name="T1" style:family="text">
      <style:text-properties style:font-name="Calibri"/>
    </style:style>
    <style:style style:name="T2" style:family="text">
      <style:text-properties style:font-name="Calibri" fo:font-size="24pt" fo:font-weight="bold" style:font-size-asian="24pt" style:font-weight-asian="bold"/>
    </style:style>
    <style:style style:name="T3" style:family="text">
      <style:text-properties style:font-name="Calibri" fo:font-size="24pt" style:font-size-asian="24pt"/>
    </style:style>
    <style:style style:name="T4" style:family="text">
      <style:text-properties style:font-name="Calibri" fo:font-size="10pt" style:font-size-asian="10pt"/>
    </style:style>
    <style:style style:name="T5" style:family="text">
      <style:text-properties style:font-name="Calibri" officeooo:rsid="0010369c"/>
    </style:style>
    <style:style style:name="T6" style:family="text">
      <style:text-properties fo:color="#000000" style:font-name="Calibri" fo:font-size="14pt" fo:font-weight="bold" style:font-size-asian="14pt" style:font-weight-asian="bold"/>
    </style:style>
    <style:style style:name="T7" style:family="text">
      <style:text-properties fo:color="#000000" style:font-name="Calibri" fo:font-size="14pt" fo:font-weight="bold" officeooo:rsid="000cfc90" style:font-size-asian="14pt" style:font-weight-asian="bold"/>
    </style:style>
    <style:style style:name="T8" style:family="text">
      <style:text-properties fo:color="#000000" fo:font-size="10pt" fo:font-style="italic" fo:font-weight="bold" style:font-size-asian="10pt" style:font-style-asian="italic" style:font-weight-asian="bold"/>
    </style:style>
    <style:style style:name="T9" style:family="text">
      <style:text-properties style:font-name="Calibri-Italic" fo:font-size="10pt" fo:font-style="italic" style:font-size-asian="10pt" style:font-style-asian="italic"/>
    </style:style>
    <style:style style:name="T10" style:family="text">
      <style:text-properties style:font-name="Calibri-Italic" fo:font-size="10pt" style:font-size-asian="10pt"/>
    </style:style>
    <style:style style:name="T11" style:family="text">
      <style:text-properties style:font-name="Calibri-Bold" fo:font-size="10pt" fo:font-weight="bold" style:font-size-asian="10pt" style:font-weight-asian="bold"/>
    </style:style>
    <style:style style:name="T12" style:family="text">
      <style:text-properties style:font-name="Calibri-Bold" fo:font-size="12pt" fo:font-weight="bold" style:font-size-asian="12pt" style:font-weight-asian="bold"/>
    </style:style>
    <style:style style:name="T13" style:family="text">
      <style:text-properties style:font-name="Calibri-Bold" fo:font-size="12pt" officeooo:rsid="0010369c" style:font-size-asian="12pt"/>
    </style:style>
    <style:style style:name="T14" style:family="text">
      <style:text-properties style:font-name="Calibri-Bold" officeooo:rsid="0010369c"/>
    </style:style>
    <style:style style:name="T15" style:family="text">
      <style:text-properties style:font-name="Calibri-Bold" officeooo:rsid="0012ab09"/>
    </style:style>
    <style:style style:name="T16" style:family="text">
      <style:text-properties fo:font-size="10pt" style:font-size-asian="10pt"/>
    </style:style>
    <style:style style:name="T17" style:family="text">
      <style:text-properties fo:font-size="10pt" officeooo:rsid="000cfc90" style:font-size-asian="10pt"/>
    </style:style>
    <style:style style:name="T18" style:family="text">
      <style:text-properties fo:font-size="10pt" fo:font-style="italic" style:font-size-asian="10pt" style:font-style-asian="italic"/>
    </style:style>
    <style:style style:name="T19" style:family="text">
      <style:text-properties fo:font-size="10pt" fo:font-weight="bold" style:font-size-asian="10pt" style:font-weight-asian="bold"/>
    </style:style>
    <style:style style:name="T20"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5">[de]C</text:span><text:span text:style-name="T14">oding Architecture: </text:span></text:p>
      <text:p text:style-name="P21"><text:span text:style-name="T14">Open source methods for spatial simulations</text:span></text:p>
      <text:p text:style-name="P21"><text:span text:style-name="T14"/></text:p>
      <text:p text:style-name="P4"><text:span text:style-name="T1">- Methods not tools</text:span></text:p>
      <text:p text:style-name="P4"><text:span text:style-name="T1">- Open source</text:span></text:p>
      <text:p text:style-name="P4"><text:span text:style-name="T5"/></text:p>
      <text:p text:style-name="P20"><text:span text:style-name="T13"/></text:p>
      <text:p text:style-name="P19"><text:span text:style-name="T4">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text:s/>way – to supplement a pre-existing design process rather than to fundamentally alter it. This research project investigates how critical, open source approaches to computational techniques can inform a practice of architecture that is defined by digital methods, rather than simply composed of digital tools. Commercial design and analysis software mediates both the design process and policy in the built environment as never before. The ability to generate complex digital models of architectural design proposals is rapidly increasing, but critical reflection on the consequences of such advances are not keeping pace. Geometry and data are created in huge quantities during the design of a project and the digital models that this data produces are commonly used to determine a building's supposed future performance, across a range of criteria. But by what means are such software and simulations created and in what ways do their formations influence the design process and contribute to the built outcomes? My research will examine the ways in which 'code' becomes first 'software' and then 'simulation', and through open source approaches look for the new understandings of 'interface' that are required between the digital and the designers. I will look to address the following questions;</text:span></text:p>
      <text:p text:style-name="P19"><text:span text:style-name="T4"/></text:p>
      <text:p text:style-name="P19"><text:span text:style-name="T11">- How can the use of spatial simulations in architectural design be 'open sourced'?</text:span></text:p>
      <text:p text:style-name="P19"><text:span text:style-name="T11">- What new open source methodologies are required and how could they be implemented?</text:span></text:p>
      <text:p text:style-name="P19"><text:span text:style-name="T11">- By what process does code 'stabilise' to form digital design and simulation tools?</text:span></text:p>
      <text:p text:style-name="P19"><text:span text:style-name="T11">- How is the creation and use of digital tools changed by an open source approach and what new kinds of knowledge production does it allow</text:span></text:p>
      <text:p text:style-name="P4"><text:span text:style-name="T5"/></text:p>
      <text:p text:style-name="P7"><text:span text:style-name="T2">Situating Simulations</text:span></text:p>
      <text:p text:style-name="Default"><text:span text:style-name="T6">- Constructing Knowledge and spatial formations of simulation</text:span></text:p>
      <text:p text:style-name="Default"><text:span text:style-name="T6">- Simulation and Narrative</text:span></text:p>
      <text:p text:style-name="Standard"/>
      <text:p text:style-name="Standard"/>
      <text:p text:style-name="P16">Digital simulations are aggregations of stabilised code that display agency by making material their virtual worlds. This section will investigate the ways in which scientific knowledge is “...discursively constructed, socially produced and materially real...” (Hayles, 2005, p. 209) and the relevance of this statement to spatial simulation and architectural design, and will address the following;</text:p>
      <text:p text:style-name="P17"/>
      <text:p text:style-name="P16">- Defining constructive and realist ontologies with regard to scientific knowledge (Latour &amp; De Landa)</text:p>
      <text:p text:style-name="P16">- The use of simulation as a means of producing scientific knowledge (Haraway, Hayles, Barad, Stengers)</text:p>
      <text:p text:style-name="P16">- The role of narrative in an autopoietic understanding of simulation (Haraway, Hayles &amp; Varela)</text:p>
      <text:p text:style-name="P16">- Architectural simulation</text:p>
      <text:p text:style-name="P3"><text:span text:style-name="T20"/></text:p>
      <text:p text:style-name="P7"><text:span text:style-name="T2">Traces of Code</text:span></text:p>
      <text:p text:style-name="Default"><text:span text:style-name="T6">- [In]stabilisations of code</text:span></text:p>
      <text:p text:style-name="Default"><text:span text:style-name="T6">- Spatial stabilisations of Code</text:span></text:p>
      <text:p text:style-name="Standard"/>
      <text:p text:style-name="Standard"/>
      <text:p text:style-name="P18"><text:span text:style-name="T4">Code is messy and fragile, liable to collapse - always on the 'verge of disappearance' (Mackenzie, 2006).</text:span></text:p>
      <text:p text:style-name="P18"><text:span text:style-name="T4">It exists in its own 'ecosystem' and, if not tended to and nurtured will decay as less and less people</text:span></text:p>
      <text:p text:style-name="P18"><text:span text:style-name="T4">remain familiar with its structure and purpose. But code is also social with multiple authorship and the</text:span></text:p>
      <text:p text:style-name="P18"><text:span text:style-name="T4">more people that contribute, the less the code is understood (Ullman, 2013). Code exists as an interlayer</text:span></text:p>
      <text:p text:style-name="P18"><text:span text:style-name="T4">between humans and machine. It must be 'readable' by both, but is not necessarily understood by</text:span></text:p>
      <text:p text:style-name="P18"><text:span text:style-name="T4">either. The description of a code's abstraction and stabilisation into software is also the process by which</text:span></text:p>
      <text:p text:style-name="P18"><text:span text:style-name="T4">it gains agency. By what means is this agency realised and what effect does code have in spatial</text:span></text:p>
      <text:p text:style-name="P18"><text:span text:style-name="T4">formations?</text:span></text:p>
      <text:p text:style-name="P19"><text:span text:style-name="T2"/></text:p>
      <text:p text:style-name="P5"><text:span text:style-name="T2">Virtual Interfaces</text:span></text:p>
      <text:p text:style-name="Default"><text:span text:style-name="T6">- Post Humanist futures</text:span></text:p>
      <text:p text:style-name="Default"><text:span text:style-name="T6">- Digital Materiality</text:span></text:p>
      <text:p text:style-name="Standard"/>
      <text:p text:style-name="P15"><text:span text:style-name="T12">Other ideas of interface</text:span></text:p>
      <text:p text:style-name="P15"><text:span text:style-name="T12"/></text:p>
      <text:p text:style-name="P19"><text:span text:style-name="T4">The pervasive nature of contemporary digital technology – coded products, spaces and infrastructures</text:span></text:p>
      <text:p text:style-name="P19"><text:span text:style-name="T4">(Kitchin and Dodge 2011) – is such that the question of 'interface' has moved beyond the traditional</text:span></text:p>
      <text:p text:style-name="P19"><text:span text:style-name="T4">model of HCI (Human Computer Interface) (Fuller 2003). Instead of sitting outside of the system looking</text:span></text:p>
      <text:p text:style-name="P19"><text:span text:style-name="T4">across a screen, we constantly re-make our relationships with computational technology and in the</text:span></text:p>
      <text:p text:style-name="P19"><text:span text:style-name="T4">process we are creating dynamic, topological, post-human formations (Haraway 1991; Braidotti 2013). At</text:span></text:p>
      <text:p text:style-name="P19"><text:span text:style-name="T4">the same time, there is an apparent 'de-materlialisation' of technology from </text:span><text:span text:style-name="T9">our </text:span><text:span text:style-name="T4">everyday lives. This is a</text:span></text:p>
      <text:p text:style-name="P19"><text:span text:style-name="T4">process driven by the ubiquity of computing which creates environments so rich in this technology that</text:span></text:p>
      <text:p text:style-name="P19"><text:span text:style-name="T4">we no longer make the distinctions between the digital and the non-digital (Shepard 2011). Our true</text:span></text:p>
      <text:p text:style-name="P19"><text:span text:style-name="T4">interface with the materials of digital technology is only revealed through the waste left behind after its</text:span></text:p>
      <text:p text:style-name="P19"><text:span text:style-name="T4">manufacture (Gabrys 2010).</text:span></text:p>
      <text:p text:style-name="P19"><text:span text:style-name="T4">This is the new paradigm for our 'interface' with digital technology. What are the implications of these</text:span></text:p>
      <text:p text:style-name="P19"><text:span text:style-name="T4">issues with regard to new types of computational tools for spatial design?</text:span></text:p>
      <text:p text:style-name="P15"/>
      <text:p text:style-name="P6"><text:span text:style-name="T2">@simulationBot</text:span></text:p>
      <text:p text:style-name="P1"><text:span text:style-name="T6">- </text:span><text:span text:style-name="T7">De-stabilisation of code</text:span></text:p>
      <text:p text:style-name="P2"><text:span text:style-name="T6">- research by hacking</text:span></text:p>
      <text:p text:style-name="P2"><text:span text:style-name="T6"/></text:p>
      <text:p text:style-name="P11"><text:span text:style-name="T8"/></text:p>
      <text:p text:style-name="P12"><text:span text:style-name="T16">This project attempts a critical engagement with techniques of spatial simulation in architectural design.</text:span></text:p>
      <text:p text:style-name="P12"><text:span text:style-name="T16">A 'bot' is proposed that can collate, filter, interpret and re-present live design work. The prototype</text:span></text:p>
      <text:p text:style-name="P12"><text:span text:style-name="T16">version of the @simulationBot is a twitter creature </text:span><text:span text:style-name="T17">it </text:span><text:span text:style-name="T16">'feeds' on the vast amount of performance data that is generated.</text:span></text:p>
      <text:p text:style-name="P13"><text:span text:style-name="T16"/></text:p>
      <text:p text:style-name="P13"><text:span text:style-name="T16">This version of the @simulationBot is designed to sit within existing modes of design, iteration, simulation and evaluation rather than replacing them and acts as a 'bolt-on' to a pre-conceived simulation workshop.</text:span></text:p>
      <text:p text:style-name="P8"><text:span text:style-name="T4"/></text:p>
      <text:p text:style-name="P8"><text:span text:style-name="T4">The work flow of the workshop was as follows;</text:span></text:p>
      <text:p text:style-name="P8"><text:span text:style-name="T4"/></text:p>
      <text:p text:style-name="P10"><text:span text:style-name="T10">- Create simple models of design problem using Sketch Up</text:span></text:p>
      <text:p text:style-name="P10"><text:span text:style-name="T10"/></text:p>
      <text:p text:style-name="P10"><text:span text:style-name="T10">- Import the model into Processing, using Anar+ library</text:span></text:p>
      <text:p text:style-name="P10"><text:span text:style-name="T10"/></text:p>
      <text:p text:style-name="P10"><text:span text:style-name="T10">- Apply parametric controls with a Processing code</text:span></text:p>
      <text:p text:style-name="P10"><text:span text:style-name="T10"/></text:p>
      <text:p text:style-name="P10"><text:span text:style-name="T10">- Run energy simulations directly from Processing using Energy Plus</text:span></text:p>
      <text:p text:style-name="P10"><text:span text:style-name="T10"/></text:p>
      <text:p text:style-name="P10"><text:span text:style-name="T10">- Evaluate results and modify design accordingly</text:span></text:p>
      <text:p text:style-name="P8"><text:span text:style-name="T9"/></text:p>
      <text:p text:style-name="P8"><text:span text:style-name="T4">For the prototype @simulationBot I created the following tools to hack this work flow;</text:span></text:p>
      <text:p text:style-name="P8"><text:span text:style-name="T4"/></text:p>
      <text:p text:style-name="P13"><text:span text:style-name="T18">- A custom Sketch Up plugin using rubyscript to export simple models to .obj file format. The exported</text:span></text:p>
      <text:p text:style-name="P13"><text:span text:style-name="T18">files included geometry as well materials and topological data suitable for use in environmental</text:span></text:p>
      <text:p text:style-name="P13"><text:span text:style-name="T18">simulation software.</text:span></text:p>
      <text:p text:style-name="P13"><text:span text:style-name="T18"/></text:p>
      <text:p text:style-name="P13"><text:span text:style-name="T18">- Code templates for Processing that would automatically send tweets of the students design data and</text:span></text:p>
      <text:p text:style-name="P13"><text:span text:style-name="T18">images when they ran a simulation.</text:span></text:p>
      <text:p text:style-name="P13"><text:span text:style-name="T18"/></text:p>
      <text:p text:style-name="P14"><text:span text:style-name="T16">- simBot, written using Processing, that 'picked up' and re-interpreted the data of each student's design</text:span></text:p>
      <text:p text:style-name="P14"><text:span text:style-name="T16">The code embedded in the processing sketches tweeted an image of the design at the time of the</text:span><text:span text:style-name="T19"> </text:span><text:span text:style-name="T16">simulation, as well as a series of 'hash tags' that the @simulationBot could use to identify the designer as well as locate the performance data that was produced and shared using a Dropbox folder.</text:span></text:p>
      <text:p text:style-name="P14"><text:span text:style-name="T16"/></text:p>
      <text:p text:style-name="P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Calibri" svg:font-family="Calibri" style:font-family-generic="roman"/>
    <style:font-face style:name="Calibri-Bold" svg:font-family="Calibri-Bold" style:font-family-generic="roman"/>
    <style:font-face style:name="Calibri-BoldItalic" svg:font-family="Calibri-BoldItalic" style:font-family-generic="roman"/>
    <style:font-face style:name="Calibri-Italic" svg:font-family="Calibri-Italic" style:font-family-generic="roman"/>
    <style:font-face style:name="Mangal" svg:font-family="Mangal" style:font-family-generic="roman"/>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Mangal"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size="18pt" fo:font-style="normal" fo:text-shadow="none" style:text-underline-style="none" fo:font-weight="normal" style:letter-kerning="true" style:font-size-asian="18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8:49:59.852000000</meta:creation-date>
    <dc:date>2013-10-23T10:19:57.251000000</dc:date>
    <meta:editing-duration>PT1H14M55S</meta:editing-duration>
    <meta:editing-cycles>4</meta:editing-cycles>
    <meta:generator>LibreOffice/4.1.2.3$Windows_x86 LibreOffice_project/40b2d7fde7e8d2d7bc5a449dc65df4d08a7dd38</meta:generator>
    <meta:document-statistic meta:table-count="0" meta:image-count="0" meta:object-count="0" meta:page-count="5" meta:paragraph-count="65" meta:word-count="1046" meta:character-count="6696" meta:non-whitespace-character-count="5709"/>
  </office:meta>
</office:document-meta>
</file>